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86.87mm"/>
    </style:style>
    <style:style style:name="co6" style:family="table-column">
      <style:table-column-properties fo:break-before="auto" style:column-width="93.4mm"/>
    </style:style>
    <style:style style:name="co7" style:family="table-column">
      <style:table-column-properties fo:break-before="auto" style:column-width="90.68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ackground-color="#cccccc"/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cccc" fo:wrap-option="wrap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ffff00" fo:wrap-option="wrap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ffff99" fo:wrap-option="wrap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cccccc"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S.N.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No of Rows</text:p>
          </table:table-cell>
          <table:table-cell table:style-name="ce4" office:value-type="string" calcext:value-type="string">
            <text:p>Actor/Film/Loc</text:p>
          </table:table-cell>
          <table:table-cell table:style-name="ce4" office:value-type="string" calcext:value-type="string">
            <text:p>Template-1</text:p>
          </table:table-cell>
          <table:table-cell table:style-name="ce4" office:value-type="string" calcext:value-type="string">
            <text:p>Template-2</text:p>
          </table:table-cell>
          <table:table-cell table:style-name="ce4" office:value-type="string" calcext:value-type="string">
            <text:p>Template-3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tor-9-10.csv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LEFT([.B2];3)=&quot;Act&quot;;1;IF(LEFT([.B2];3)=&quot;Fil&quot;;2;IF(LEFT([.B2];3)=&quot;Loc&quot;;3;0)))" office:value-type="float" office:value="1" calcext:value-type="float">
            <text:p>1</text:p>
          </table:table-cell>
          <table:table-cell table:style-name="ce7" office:value-type="string" calcext:value-type="string">
            <text:p>who performed for a character created by &lt;e1&gt;, and is also on tenure in a company founded by &lt;e2&gt;</text:p>
          </table:table-cell>
          <table:table-cell table:style-name="ce7" office:value-type="string" calcext:value-type="string">
            <text:p>name the actor of a character that was created by &lt;e1&gt;, who also served for company founded by &lt;e2&gt;</text:p>
          </table:table-cell>
          <table:table-cell table:style-name="ce7" office:value-type="string" calcext:value-type="string">
            <text:p>which actor performed for a character created by &lt;e1&gt; and also worked for a company that was founded by &lt;e2&gt;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ctor-7-10.csv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IF(LEFT([.B3];3)=&quot;Act&quot;;1;IF(LEFT([.B3];3)=&quot;Fil&quot;;2;IF(LEFT([.B3];3)=&quot;Loc&quot;;3;0)))" office:value-type="float" office:value="1" calcext:value-type="float">
            <text:p>1</text:p>
          </table:table-cell>
          <table:table-cell table:style-name="ce7" office:value-type="string" calcext:value-type="string">
            <text:p>who performed in a film which has a character named &lt;e1&gt;, and was also on tenure in a company founded by &lt;e2&gt;</text:p>
          </table:table-cell>
          <table:table-cell table:style-name="ce7" office:value-type="string" calcext:value-type="string">
            <text:p>name the actor who acted in a film in which there was a character named &lt;e1&gt;, and has also served for company founded by &lt;e2&gt;</text:p>
          </table:table-cell>
          <table:table-cell table:style-name="ce11" office:value-type="string" calcext:value-type="string">
            <text:p>name the actor of a film which has a character &lt;e1&gt;, who also worked for a company founded by &lt;e2&gt;</text:p>
          </table:table-cell>
          <table:table-cell table:style-name="ce2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tor-10-3.csv</text:p>
          </table:table-cell>
          <table:table-cell office:value-type="float" office:value="71" calcext:value-type="float">
            <text:p>71</text:p>
          </table:table-cell>
          <table:table-cell table:style-name="ce6" table:formula="of:=IF(LEFT([.B4];3)=&quot;Act&quot;;1;IF(LEFT([.B4];3)=&quot;Fil&quot;;2;IF(LEFT([.B4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is on tenure in a company founded by &lt;e1&gt;, and has also performed in a film which is edited by &lt;e2&gt;</text:p>
          </table:table-cell>
          <table:table-cell table:style-name="ce8" office:value-type="string" calcext:value-type="string">
            <text:p>name the actor who has served for company founded by &lt;e1&gt; and has also performed in a film edited by &lt;e2&gt;</text:p>
          </table:table-cell>
          <table:table-cell table:style-name="ce8" office:value-type="string" calcext:value-type="string">
            <text:p>which actor worked for a production house founded by &lt;e1&gt; and also acted in a film in which &lt;e2&gt; was the editor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tor-9-3.csv</text:p>
          </table:table-cell>
          <table:table-cell office:value-type="float" office:value="100" calcext:value-type="float">
            <text:p>100</text:p>
          </table:table-cell>
          <table:table-cell table:style-name="ce6" table:formula="of:=IF(LEFT([.B5];3)=&quot;Act&quot;;1;IF(LEFT([.B5];3)=&quot;Fil&quot;;2;IF(LEFT([.B5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performed for a character created by &lt;e1&gt;, and has performed in a film which is edited by &lt;e2&gt;</text:p>
          </table:table-cell>
          <table:table-cell table:style-name="ce8" office:value-type="string" calcext:value-type="string">
            <text:p>name the actor of a character that was created by &lt;e1&gt;, who has also performed in a film edited by &lt;e2&gt;</text:p>
          </table:table-cell>
          <table:table-cell office:value-type="string" calcext:value-type="string">
            <text:p>which actor acted for a character created by &lt;e1&gt; and also acted in a film for which &lt;e2&gt; was the editor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tor-11-9.csv</text:p>
          </table:table-cell>
          <table:table-cell office:value-type="float" office:value="102" calcext:value-type="float">
            <text:p>102</text:p>
          </table:table-cell>
          <table:table-cell table:style-name="ce6" table:formula="of:=IF(LEFT([.B6];3)=&quot;Act&quot;;1;IF(LEFT([.B6];3)=&quot;Fil&quot;;2;IF(LEFT([.B6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has performed for a character created by &lt;e2&gt;</text:p>
          </table:table-cell>
          <table:table-cell table:style-name="ce8" office:value-type="string" calcext:value-type="string">
            <text:p>name the actor who has studied at an educational institute located at &lt;e1&gt;, and has also performed a character which is created by &lt;e2&gt;</text:p>
          </table:table-cell>
          <table:table-cell table:style-name="ce8" office:value-type="string" calcext:value-type="string">
            <text:p>who studied at an institute situated at &lt;e1&gt; and also acted for the a character that is &lt;e2&gt; ‘s creation.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tor-9-7.csv</text:p>
          </table:table-cell>
          <table:table-cell office:value-type="float" office:value="178" calcext:value-type="float">
            <text:p>178</text:p>
          </table:table-cell>
          <table:table-cell table:style-name="ce6" table:formula="of:=IF(LEFT([.B7];3)=&quot;Act&quot;;1;IF(LEFT([.B7];3)=&quot;Fil&quot;;2;IF(LEFT([.B7];3)=&quot;Loc&quot;;3;0)))" office:value-type="float" office:value="1" calcext:value-type="float">
            <text:p>1</text:p>
          </table:table-cell>
          <table:table-cell table:style-name="ce9" office:value-type="string" calcext:value-type="string">
            <text:p>who performed for a character created by &lt;e1&gt;, and has also performed in a film that has a character named &lt;e2&gt;</text:p>
          </table:table-cell>
          <table:table-cell table:style-name="ce9" office:value-type="string" calcext:value-type="string">
            <text:p>name the actor of a character that was created by &lt;e1&gt;, who also played in the film that has the character &lt;e2&gt;</text:p>
          </table:table-cell>
          <table:table-cell office:value-type="string" calcext:value-type="string">
            <text:p>Which actor performed for a chatacter that is &lt;e1&gt; 's creation and was also one of the actors of the film having character &lt;e2&gt;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tor-1-10.csv</text:p>
          </table:table-cell>
          <table:table-cell office:value-type="float" office:value="244" calcext:value-type="float">
            <text:p>244</text:p>
          </table:table-cell>
          <table:table-cell table:style-name="ce6" table:formula="of:=IF(LEFT([.B8];3)=&quot;Act&quot;;1;IF(LEFT([.B8];3)=&quot;Fil&quot;;2;IF(LEFT([.B8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performed in a film which is directed by &lt;e1&gt;, and is also on tenure in a company founded by &lt;e2&gt;</text:p>
          </table:table-cell>
          <table:table-cell table:style-name="ce8" office:value-type="string" calcext:value-type="string">
            <text:p>name the actor who has performed in a film directed by &lt;e1&gt;, who also served for company founded by &lt;e2&gt;</text:p>
          </table:table-cell>
          <table:table-cell table:style-name="ce8" office:value-type="string" calcext:value-type="string">
            <text:p>which actor acted in a film directed by &lt;e1&gt; and also worked for a production house founded by &lt;e2&gt;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ctor-10-6.csv</text:p>
          </table:table-cell>
          <table:table-cell office:value-type="float" office:value="261" calcext:value-type="float">
            <text:p>261</text:p>
          </table:table-cell>
          <table:table-cell table:style-name="ce6" table:formula="of:=IF(LEFT([.B9];3)=&quot;Act&quot;;1;IF(LEFT([.B9];3)=&quot;Fil&quot;;2;IF(LEFT([.B9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is on tenure in a company founded by &lt;e1&gt;, and has also performed in a film which is written by &lt;e2&gt;</text:p>
          </table:table-cell>
          <table:table-cell table:style-name="ce8" office:value-type="string" calcext:value-type="string">
            <text:p>name the actor who has served for company founded by &lt;e1&gt; and has also performed in a film written by &lt;e2&gt;</text:p>
          </table:table-cell>
          <table:table-cell office:value-type="string" calcext:value-type="string">
            <text:p>which actor worked for a production house founded by &lt;e1&gt; and also acted in a film that was written by &lt;e2&gt;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or-4-10.csv</text:p>
          </table:table-cell>
          <table:table-cell office:value-type="float" office:value="272" calcext:value-type="float">
            <text:p>272</text:p>
          </table:table-cell>
          <table:table-cell table:style-name="ce6" table:formula="of:=IF(LEFT([.B10];3)=&quot;Act&quot;;1;IF(LEFT([.B10];3)=&quot;Fil&quot;;2;IF(LEFT([.B10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performed in a film which has location &lt;e1&gt; featured, and who is also on tenure in a company founded by &lt;e2&gt;</text:p>
          </table:table-cell>
          <table:table-cell table:style-name="ce8" office:value-type="string" calcext:value-type="string">
            <text:p>name the actor who has performed in a film with location &lt;e1&gt; featured in and who also served for company founded by &lt;e2&gt;</text:p>
          </table:table-cell>
          <table:table-cell office:value-type="string" calcext:value-type="string">
            <text:p>which actor acted in a film which was shot at &lt;e1&gt; and also worked for a production house established by &lt;e2&gt;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tor-11-10.csv</text:p>
          </table:table-cell>
          <table:table-cell office:value-type="float" office:value="343" calcext:value-type="float">
            <text:p>343</text:p>
          </table:table-cell>
          <table:table-cell table:style-name="ce6" table:formula="of:=IF(LEFT([.B11];3)=&quot;Act&quot;;1;IF(LEFT([.B11];3)=&quot;Fil&quot;;2;IF(LEFT([.B11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who is also on tenure in a company founded by &lt;e2&gt;</text:p>
          </table:table-cell>
          <table:table-cell table:style-name="ce8" office:value-type="string" calcext:value-type="string">
            <text:p>name the actor who has studied at an educational institute located at &lt;e1&gt;, and who also served for company founded by &lt;e2&gt;</text:p>
          </table:table-cell>
          <table:table-cell office:value-type="string" calcext:value-type="string">
            <text:p>who studied at an institute situated at &lt;e1&gt; and also had an appointment at a company established by &lt;e2&gt;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tor-5-10.csv</text:p>
          </table:table-cell>
          <table:table-cell office:value-type="float" office:value="383" calcext:value-type="float">
            <text:p>383</text:p>
          </table:table-cell>
          <table:table-cell table:style-name="ce6" table:formula="of:=IF(LEFT([.B12];3)=&quot;Act&quot;;1;IF(LEFT([.B12];3)=&quot;Fil&quot;;2;IF(LEFT([.B12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performed in a film which is produced by &lt;e1&gt;, and is also on tenure in a company founded by &lt;e2&gt;</text:p>
          </table:table-cell>
          <table:table-cell table:style-name="ce8" office:value-type="string" calcext:value-type="string">
            <text:p>name the actor who has performed in a film produced by &lt;e1&gt;, who also served for company founded by &lt;e2&gt;</text:p>
          </table:table-cell>
          <table:table-cell office:value-type="string" calcext:value-type="string">
            <text:p>name the actor of a film produced by &lt;e1&gt;, who also worked for a company established by &lt;e2&gt;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ctor-9-6.csv</text:p>
          </table:table-cell>
          <table:table-cell office:value-type="float" office:value="457" calcext:value-type="float">
            <text:p>457</text:p>
          </table:table-cell>
          <table:table-cell table:style-name="ce6" table:formula="of:=IF(LEFT([.B13];3)=&quot;Act&quot;;1;IF(LEFT([.B13];3)=&quot;Fil&quot;;2;IF(LEFT([.B13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performed for a character created by &lt;e1&gt;, and has also performed in a film which is written by &lt;e2&gt;</text:p>
          </table:table-cell>
          <table:table-cell table:style-name="ce8" office:value-type="string" calcext:value-type="string">
            <text:p>name the actor of a character that was created by &lt;e1&gt; and has also performed in a film written by &lt;e2&gt;</text:p>
          </table:table-cell>
          <table:table-cell office:value-type="string" calcext:value-type="string">
            <text:p>which actor acted for a character created by &lt;e1&gt; and also acted in a film for which &lt;e2&gt; was written by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tor-9-1.csv</text:p>
          </table:table-cell>
          <table:table-cell office:value-type="float" office:value="463" calcext:value-type="float">
            <text:p>463</text:p>
          </table:table-cell>
          <table:table-cell table:style-name="ce6" table:formula="of:=IF(LEFT([.B14];3)=&quot;Act&quot;;1;IF(LEFT([.B14];3)=&quot;Fil&quot;;2;IF(LEFT([.B14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performed for a character created by &lt;e1&gt; and has also performed in a film which is directed by &lt;e2&gt;</text:p>
          </table:table-cell>
          <table:table-cell table:style-name="ce8" office:value-type="string" calcext:value-type="string">
            <text:p>name the actor of a character that was created by &lt;e1&gt; and who has also performed in a film directed by &lt;e2&gt;</text:p>
          </table:table-cell>
          <table:table-cell office:value-type="string" calcext:value-type="string">
            <text:p>which actor acted for a character created by &lt;e1&gt; and also acted in a film directed by &lt;e2&gt;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tor-10-2.csv</text:p>
          </table:table-cell>
          <table:table-cell office:value-type="float" office:value="482" calcext:value-type="float">
            <text:p>482</text:p>
          </table:table-cell>
          <table:table-cell table:style-name="ce6" table:formula="of:=IF(LEFT([.B15];3)=&quot;Act&quot;;1;IF(LEFT([.B15];3)=&quot;Fil&quot;;2;IF(LEFT([.B15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is on tenure in a company founded by &lt;e1&gt;, and has also performed in a film which is distributed by &lt;e2&gt;</text:p>
          </table:table-cell>
          <table:table-cell table:style-name="ce8" office:value-type="string" calcext:value-type="string">
            <text:p>name the actor who has served for company founded by &lt;e1&gt; and has also performed in a film where &lt;e2&gt; is a distributor</text:p>
          </table:table-cell>
          <table:table-cell office:value-type="string" calcext:value-type="string">
            <text:p>which actor was employee of a company established by &lt;e1&gt; and acted in a fim distributed by &lt;e2&gt;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tor-4-9.csv</text:p>
          </table:table-cell>
          <table:table-cell office:value-type="float" office:value="490" calcext:value-type="float">
            <text:p>490</text:p>
          </table:table-cell>
          <table:table-cell table:style-name="ce6" table:formula="of:=IF(LEFT([.B16];3)=&quot;Act&quot;;1;IF(LEFT([.B16];3)=&quot;Fil&quot;;2;IF(LEFT([.B16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performed in a film which has location &lt;e1&gt; featured, and who also performed for a character created by &lt;e2&gt;</text:p>
          </table:table-cell>
          <table:table-cell table:style-name="ce8" office:value-type="string" calcext:value-type="string">
            <text:p>name the actor who has performed in a film with location &lt;e1&gt; featured in and who also played a character that was created by &lt;e2&gt;</text:p>
          </table:table-cell>
          <table:table-cell office:value-type="string" calcext:value-type="string">
            <text:p>name the actor of a film that featured location &lt;e1&gt; and also enacted a character created by &lt;e2&gt;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tor-5-9.csv</text:p>
          </table:table-cell>
          <table:table-cell office:value-type="float" office:value="718" calcext:value-type="float">
            <text:p>718</text:p>
          </table:table-cell>
          <table:table-cell table:style-name="ce6" table:formula="of:=IF(LEFT([.B17];3)=&quot;Act&quot;;1;IF(LEFT([.B17];3)=&quot;Fil&quot;;2;IF(LEFT([.B17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performed in a film which is produced by &lt;e1&gt;, and who also performed for a character created by &lt;e2&gt;</text:p>
          </table:table-cell>
          <table:table-cell table:style-name="ce8" office:value-type="string" calcext:value-type="string">
            <text:p>name the actor who has performed in a film produced by &lt;e1&gt;, who also played a character that was created by &lt;e2&gt;</text:p>
          </table:table-cell>
          <table:table-cell office:value-type="string" calcext:value-type="string">
            <text:p>Which actor acted in a film produced by &lt;e1&gt; and alsoenacted a character created by &lt;e2&gt;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or-11-7.csv</text:p>
          </table:table-cell>
          <table:table-cell office:value-type="float" office:value="1023" calcext:value-type="float">
            <text:p>1023</text:p>
          </table:table-cell>
          <table:table-cell table:style-name="ce6" table:formula="of:=IF(LEFT([.B18];3)=&quot;Act&quot;;1;IF(LEFT([.B18];3)=&quot;Fil&quot;;2;IF(LEFT([.B18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has also performed in a film which has a character named &lt;e2&gt;</text:p>
          </table:table-cell>
          <table:table-cell table:style-name="ce8" office:value-type="string" calcext:value-type="string">
            <text:p>name the actor who has studied at an educational institute located at &lt;e1&gt;, and who has also acted in a film in which character &lt;e2&gt; exists</text:p>
          </table:table-cell>
          <table:table-cell office:value-type="string" calcext:value-type="string">
            <text:p>which actor studied in an institution situated at &lt;e1&gt; and <text:s/>also acted in a movie with character &lt;e2&gt;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tor-9-2.csv</text:p>
          </table:table-cell>
          <table:table-cell office:value-type="float" office:value="1149" calcext:value-type="float">
            <text:p>1149</text:p>
          </table:table-cell>
          <table:table-cell table:style-name="ce6" table:formula="of:=IF(LEFT([.B19];3)=&quot;Act&quot;;1;IF(LEFT([.B19];3)=&quot;Fil&quot;;2;IF(LEFT([.B19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performed for a character created by &lt;e1&gt; and has also performed in a film which is distributed by &lt;e2&gt;</text:p>
          </table:table-cell>
          <table:table-cell table:style-name="ce8" office:value-type="string" calcext:value-type="string">
            <text:p>name the actor of a character that was created by &lt;e1&gt; and has also performed in a film where &lt;e2&gt; is a distributor</text:p>
          </table:table-cell>
          <table:table-cell office:value-type="string" calcext:value-type="string">
            <text:p>which actor acted for a character created by &lt;e1&gt; and also acted in a movie distributed by &lt;e2&gt;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ctor-10-8.csv</text:p>
          </table:table-cell>
          <table:table-cell office:value-type="float" office:value="1410" calcext:value-type="float">
            <text:p>1410</text:p>
          </table:table-cell>
          <table:table-cell table:style-name="ce6" table:formula="of:=IF(LEFT([.B20];3)=&quot;Act&quot;;1;IF(LEFT([.B20];3)=&quot;Fil&quot;;2;IF(LEFT([.B20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is on tenure in a company founded by &lt;e1&gt;, and has also performed in a film which is of a genre &lt;e2&gt;</text:p>
          </table:table-cell>
          <table:table-cell table:style-name="ce8" office:value-type="string" calcext:value-type="string">
            <text:p>name the actor who has served for company founded by &lt;e1&gt; and has also performed in a film with genre &lt;e2&gt;</text:p>
          </table:table-cell>
          <table:table-cell office:value-type="string" calcext:value-type="string">
            <text:p>who worked for a company established by &lt;e1&gt; and acted in a movie of genre &lt;e2&gt;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tor-11-3.csv</text:p>
          </table:table-cell>
          <table:table-cell office:value-type="float" office:value="3163" calcext:value-type="float">
            <text:p>3163</text:p>
          </table:table-cell>
          <table:table-cell table:style-name="ce6" table:formula="of:=IF(LEFT([.B21];3)=&quot;Act&quot;;1;IF(LEFT([.B21];3)=&quot;Fil&quot;;2;IF(LEFT([.B21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has also performed in a film which is edited by &lt;e2&gt;</text:p>
          </table:table-cell>
          <table:table-cell table:style-name="ce8" office:value-type="string" calcext:value-type="string">
            <text:p>name the actor who has studied at an educational institute located at &lt;e1&gt;, and has also performed in a film written by &lt;e2&gt;</text:p>
          </table:table-cell>
          <table:table-cell office:value-type="string" calcext:value-type="string">
            <text:p>which actor studied in an institution situated at &lt;e1&gt; and <text:s/>also acted in a movie that was edited by &lt;e2&gt;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tor-9-8.csv</text:p>
          </table:table-cell>
          <table:table-cell office:value-type="float" office:value="3889" calcext:value-type="float">
            <text:p>3889</text:p>
          </table:table-cell>
          <table:table-cell table:style-name="ce6" table:formula="of:=IF(LEFT([.B22];3)=&quot;Act&quot;;1;IF(LEFT([.B22];3)=&quot;Fil&quot;;2;IF(LEFT([.B22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performed for a character created by &lt;e1&gt; and has also performed in a film which is of a genre &lt;e2&gt;</text:p>
          </table:table-cell>
          <table:table-cell table:style-name="ce8" office:value-type="string" calcext:value-type="string">
            <text:p>name the actor of a character that was created by &lt;e1&gt; and has also performed in a film with genre &lt;e2&gt;</text:p>
          </table:table-cell>
          <table:table-cell office:value-type="string" calcext:value-type="string">
            <text:p>Who played the role of a character created by &lt;e1&gt; and <text:s/>also acted in a movie of genre &lt;e2&gt;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tor-11-6.csv</text:p>
          </table:table-cell>
          <table:table-cell office:value-type="float" office:value="14056" calcext:value-type="float">
            <text:p>14056</text:p>
          </table:table-cell>
          <table:table-cell table:style-name="ce6" table:formula="of:=IF(LEFT([.B23];3)=&quot;Act&quot;;1;IF(LEFT([.B23];3)=&quot;Fil&quot;;2;IF(LEFT([.B23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has also performed in a film which is written by &lt;e2&gt;</text:p>
          </table:table-cell>
          <table:table-cell table:style-name="ce8" office:value-type="string" calcext:value-type="string">
            <text:p>name the actor who has studied at an educational institute located at &lt;e1&gt;, and has also performed in a film written by &lt;e2&gt;</text:p>
          </table:table-cell>
          <table:table-cell office:value-type="string" calcext:value-type="string">
            <text:p>which acter studied in an institute situated at &lt;e1&gt; and <text:s/>acted in a movie written by &lt;e2&gt;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tor-11-1.csv</text:p>
          </table:table-cell>
          <table:table-cell office:value-type="float" office:value="14277" calcext:value-type="float">
            <text:p>14277</text:p>
          </table:table-cell>
          <table:table-cell table:style-name="ce6" table:formula="of:=IF(LEFT([.B24];3)=&quot;Act&quot;;1;IF(LEFT([.B24];3)=&quot;Fil&quot;;2;IF(LEFT([.B24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who has performed in a film which is directed by &lt;e2&gt;</text:p>
          </table:table-cell>
          <table:table-cell table:style-name="ce8" office:value-type="string" calcext:value-type="string">
            <text:p>name the actor who has studied at an educational institute located at &lt;e1&gt;, and has also performed in a film directed by &lt;e2&gt;</text:p>
          </table:table-cell>
          <table:table-cell office:value-type="string" calcext:value-type="string">
            <text:p>which acter studied in an institute situated at &lt;e1&gt; and <text:s/>acted in a movie directed by &lt;e2&gt;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tor-11-4.csv</text:p>
          </table:table-cell>
          <table:table-cell office:value-type="float" office:value="16609" calcext:value-type="float">
            <text:p>16609</text:p>
          </table:table-cell>
          <table:table-cell table:style-name="ce6" table:formula="of:=IF(LEFT([.B25];3)=&quot;Act&quot;;1;IF(LEFT([.B25];3)=&quot;Fil&quot;;2;IF(LEFT([.B25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who has performed in a film which has location &lt;e2&gt; featured</text:p>
          </table:table-cell>
          <table:table-cell table:style-name="ce8" office:value-type="string" calcext:value-type="string">
            <text:p>name the actor who has studied at an educational institute located at &lt;e1&gt;, and who has performed in a film with location &lt;e2&gt; featured in </text:p>
          </table:table-cell>
          <table:table-cell office:value-type="string" calcext:value-type="string">
            <text:p>who studied at an institute situated at &lt;e1&gt; and also acted for a film which place &lt;e2&gt; was show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or-11-5.csv</text:p>
          </table:table-cell>
          <table:table-cell office:value-type="float" office:value="21902" calcext:value-type="float">
            <text:p>21902</text:p>
          </table:table-cell>
          <table:table-cell table:style-name="ce6" table:formula="of:=IF(LEFT([.B26];3)=&quot;Act&quot;;1;IF(LEFT([.B26];3)=&quot;Fil&quot;;2;IF(LEFT([.B26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who has also performed in a film which is produced by &lt;e2&gt;</text:p>
          </table:table-cell>
          <table:table-cell table:style-name="ce8" office:value-type="string" calcext:value-type="string">
            <text:p>name the actor who has studied at an educational institute located at &lt;e1&gt;, and who has also performed in a film produced by &lt;e2&gt;</text:p>
          </table:table-cell>
          <table:table-cell office:value-type="string" calcext:value-type="string">
            <text:p>which actor studied in an institute situated at &lt;e1&gt; and <text:s/>also acted in a movie that was produced by &lt;e2&gt;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tor-11-2.csv</text:p>
          </table:table-cell>
          <table:table-cell office:value-type="float" office:value="36343" calcext:value-type="float">
            <text:p>36343</text:p>
          </table:table-cell>
          <table:table-cell table:style-name="ce6" table:formula="of:=IF(LEFT([.B27];3)=&quot;Act&quot;;1;IF(LEFT([.B27];3)=&quot;Fil&quot;;2;IF(LEFT([.B27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has also performed in a film which is distributed by &lt;e2&gt;</text:p>
          </table:table-cell>
          <table:table-cell table:style-name="ce8" office:value-type="string" calcext:value-type="string">
            <text:p>name the actor who has studied at an educational institute located at &lt;e1&gt;, and has also performed in a film where &lt;e2&gt; is a distributor</text:p>
          </table:table-cell>
          <table:table-cell office:value-type="string" calcext:value-type="string">
            <text:p>who studied at an institute situated at &lt;e1&gt; and also performed a role in a movie distributed by &lt;e2&gt;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tor-11-8.csv</text:p>
          </table:table-cell>
          <table:table-cell office:value-type="float" office:value="110078" calcext:value-type="float">
            <text:p>110078</text:p>
          </table:table-cell>
          <table:table-cell table:style-name="ce6" table:formula="of:=IF(LEFT([.B28];3)=&quot;Act&quot;;1;IF(LEFT([.B28];3)=&quot;Fil&quot;;2;IF(LEFT([.B28];3)=&quot;Loc&quot;;3;0)))" office:value-type="float" office:value="1" calcext:value-type="float">
            <text:p>1</text:p>
          </table:table-cell>
          <table:table-cell table:style-name="ce8" office:value-type="string" calcext:value-type="string">
            <text:p>who has been to an educational institute which is at a location &lt;e1&gt;, and has also performed in a film which is of a genre &lt;e2&gt;</text:p>
          </table:table-cell>
          <table:table-cell table:style-name="ce8" office:value-type="string" calcext:value-type="string">
            <text:p>name the actor who has studied at an educational institute located at &lt;e1&gt;, and has also performed in a film with genre &lt;e2&gt;</text:p>
          </table:table-cell>
          <table:table-cell table:style-name="ce8" office:value-type="string" calcext:value-type="string">
            <text:p>which actor studied in an institute situated at &lt;e1&gt; and was also an actor of &lt;e2&gt; genre film.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m-4-5.csv</text:p>
          </table:table-cell>
          <table:table-cell office:value-type="float" office:value="12" calcext:value-type="float">
            <text:p>12</text:p>
          </table:table-cell>
          <table:table-cell table:style-name="ce6" table:formula="of:=IF(LEFT([.B29];3)=&quot;Act&quot;;1;IF(LEFT([.B29];3)=&quot;Fil&quot;;2;IF(LEFT([.B29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which movie has a character of ethnicity &lt;e1&gt; and was distributed by a company established by &lt;e2&gt;</text:p>
          </table:table-cell>
          <table:table-cell table:style-name="ce8" office:value-type="string" calcext:value-type="string">
            <text:p>name the film that has a character of ethnicity &lt;e1&gt; and also has a distributor who founded the organization named &lt;e2&gt;</text:p>
          </table:table-cell>
          <table:table-cell office:value-type="string" calcext:value-type="string">
            <text:p>which film has a character of &lt;e1&gt; origin and was distributed by a company founded by &lt;e2&gt;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lm-6-4.csv</text:p>
          </table:table-cell>
          <table:table-cell office:value-type="float" office:value="25" calcext:value-type="float">
            <text:p>25</text:p>
          </table:table-cell>
          <table:table-cell table:style-name="ce6" table:formula="of:=IF(LEFT([.B30];3)=&quot;Act&quot;;1;IF(LEFT([.B30];3)=&quot;Fil&quot;;2;IF(LEFT([.B30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name the film distributed by a company where &lt;e1&gt; used to work and has a character of ethnicity &lt;e2&gt;</text:p>
          </table:table-cell>
          <table:table-cell table:style-name="ce8" office:value-type="string" calcext:value-type="string">
            <text:p>name the film that is distributed by a company where &lt;e1&gt; has worked and also has a character of ethnicity &lt;e2&gt;</text:p>
          </table:table-cell>
          <table:table-cell office:value-type="string" calcext:value-type="string">
            <text:p>which movie was distributed by a company in which &lt;e1&gt; was on tenure and has a caracter of &lt;e2&gt; origin.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lm-1-5.csv</text:p>
          </table:table-cell>
          <table:table-cell office:value-type="float" office:value="37" calcext:value-type="float">
            <text:p>37</text:p>
          </table:table-cell>
          <table:table-cell table:style-name="ce6" table:formula="of:=IF(LEFT([.B31];3)=&quot;Act&quot;;1;IF(LEFT([.B31];3)=&quot;Fil&quot;;2;IF(LEFT([.B31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Film which has a character with ability &lt;e1&gt; and has a distributor who is the founder of the organization named &lt;e2&gt;</text:p>
          </table:table-cell>
          <table:table-cell table:style-name="ce8" office:value-type="string" calcext:value-type="string">
            <text:p>name the film that has a character with ability &lt;e1&gt; and also has a distributor who founded the organization named &lt;e2&gt;</text:p>
          </table:table-cell>
          <table:table-cell office:value-type="string" calcext:value-type="string">
            <text:p>which movie has a character having a talent to &lt;e1&gt; and was distributed by a company established by &lt;e2&gt;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ilm-4-7.csv</text:p>
          </table:table-cell>
          <table:table-cell office:value-type="float" office:value="81" calcext:value-type="float">
            <text:p>81</text:p>
          </table:table-cell>
          <table:table-cell table:style-name="ce6" table:formula="of:=IF(LEFT([.B32];3)=&quot;Act&quot;;1;IF(LEFT([.B32];3)=&quot;Fil&quot;;2;IF(LEFT([.B32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Which film has a character of ethnicity &lt;e1&gt; and its genre is of type &lt;e2&gt;</text:p>
          </table:table-cell>
          <table:table-cell table:style-name="ce9" office:value-type="string" calcext:value-type="string">
            <text:p>name the film that has a character of ethnicity &lt;e1&gt; and also the film belongs to genre &lt;e2&gt;</text:p>
          </table:table-cell>
          <table:table-cell office:value-type="string" calcext:value-type="string">
            <text:p>Movie with a character of &lt;e1&gt; origin and has parent genre &lt;e2&gt;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ilm-6-1.csv</text:p>
          </table:table-cell>
          <table:table-cell office:value-type="float" office:value="92" calcext:value-type="float">
            <text:p>92</text:p>
          </table:table-cell>
          <table:table-cell table:style-name="ce6" table:formula="of:=IF(LEFT([.B33];3)=&quot;Act&quot;;1;IF(LEFT([.B33];3)=&quot;Fil&quot;;2;IF(LEFT([.B33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Film which has a distributor company where &lt;e1&gt; has worked, and the film has a character with ability &lt;e2&gt;</text:p>
          </table:table-cell>
          <table:table-cell table:style-name="ce8" office:value-type="string" calcext:value-type="string">
            <text:p>name the film that is distributed by a company where &lt;e1&gt; has worked and also has a character with ability &lt;e2&gt;</text:p>
          </table:table-cell>
          <table:table-cell office:value-type="string" calcext:value-type="string">
            <text:p>which movie was distributed by a company where &lt;e1&gt; was on tenure and has a character with talen &lt;e2&gt;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ilm-3-5.csv</text:p>
          </table:table-cell>
          <table:table-cell office:value-type="float" office:value="151" calcext:value-type="float">
            <text:p>151</text:p>
          </table:table-cell>
          <table:table-cell table:style-name="ce6" table:formula="of:=IF(LEFT([.B34];3)=&quot;Act&quot;;1;IF(LEFT([.B34];3)=&quot;Fil&quot;;2;IF(LEFT([.B34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Film which has a character created by &lt;e1&gt;, and has a distributor who is the founder of the organization named &lt;e2&gt;</text:p>
          </table:table-cell>
          <table:table-cell table:style-name="ce8" office:value-type="string" calcext:value-type="string">
            <text:p>name the film that has a character with created by &lt;e1&gt;, and also has a distributor who founded the organization named &lt;e2&gt;</text:p>
          </table:table-cell>
          <table:table-cell office:value-type="string" calcext:value-type="string">
            <text:p>Movie having a character which is &lt;e1&gt; 's creation, and was also distributed by a company which was established by &lt;e2&gt;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lm-3-6.csv</text:p>
          </table:table-cell>
          <table:table-cell office:value-type="float" office:value="158" calcext:value-type="float">
            <text:p>158</text:p>
          </table:table-cell>
          <table:table-cell table:style-name="ce6" table:formula="of:=IF(LEFT([.B35];3)=&quot;Act&quot;;1;IF(LEFT([.B35];3)=&quot;Fil&quot;;2;IF(LEFT([.B35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Film which has a character created by &lt;e1&gt;, and is distributed by a company where &lt;e2&gt; used to worked</text:p>
          </table:table-cell>
          <table:table-cell table:style-name="ce8" office:value-type="string" calcext:value-type="string">
            <text:p>name the film that has a character with created by &lt;e1&gt;, and also is distributed by a company where &lt;e2&gt; has worked</text:p>
          </table:table-cell>
          <table:table-cell office:value-type="string" calcext:value-type="string">
            <text:p>which movie has a character that is a creation of &lt;e1&gt; and <text:s/>was distributed by a company where &lt;e2&gt; was on a tenure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ilm-1-7.csv</text:p>
          </table:table-cell>
          <table:table-cell office:value-type="float" office:value="339" calcext:value-type="float">
            <text:p>339</text:p>
          </table:table-cell>
          <table:table-cell table:style-name="ce6" table:formula="of:=IF(LEFT([.B36];3)=&quot;Act&quot;;1;IF(LEFT([.B36];3)=&quot;Fil&quot;;2;IF(LEFT([.B36];3)=&quot;Loc&quot;;3;0)))" office:value-type="float" office:value="2" calcext:value-type="float">
            <text:p>2</text:p>
          </table:table-cell>
          <table:table-cell table:style-name="ce9" office:value-type="string" calcext:value-type="string">
            <text:p>Film which has a character with ability &lt;e1&gt; and the film has a genre named &lt;e2&gt;</text:p>
          </table:table-cell>
          <table:table-cell table:style-name="ce9" office:value-type="string" calcext:value-type="string">
            <text:p>name the film that has a character with ability &lt;e1&gt; and the film also belongs to genre &lt;e2&gt;</text:p>
          </table:table-cell>
          <table:table-cell office:value-type="string" calcext:value-type="string">
            <text:p>which movie has a character with a talen to &lt;e1&gt; and its genre is of type &lt;e2&gt;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ilm-3-7.csv</text:p>
          </table:table-cell>
          <table:table-cell office:value-type="float" office:value="483" calcext:value-type="float">
            <text:p>483</text:p>
          </table:table-cell>
          <table:table-cell table:style-name="ce6" table:formula="of:=IF(LEFT([.B37];3)=&quot;Act&quot;;1;IF(LEFT([.B37];3)=&quot;Fil&quot;;2;IF(LEFT([.B37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Film which has a character created by &lt;e1&gt;, and the film has a genre named &lt;e2&gt;</text:p>
          </table:table-cell>
          <table:table-cell table:style-name="ce8" office:value-type="string" calcext:value-type="string">
            <text:p>name the film that has a character with created by &lt;e1&gt;, and the film also belongs to genre &lt;e2&gt;</text:p>
          </table:table-cell>
          <table:table-cell office:value-type="string" calcext:value-type="string">
            <text:p>which movie has a character with a talen to &lt;e1&gt; and its genre is of type &lt;e2&gt;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ilm-6-2.csv</text:p>
          </table:table-cell>
          <table:table-cell office:value-type="float" office:value="689" calcext:value-type="float">
            <text:p>689</text:p>
          </table:table-cell>
          <table:table-cell table:style-name="ce6" table:formula="of:=IF(LEFT([.B38];3)=&quot;Act&quot;;1;IF(LEFT([.B38];3)=&quot;Fil&quot;;2;IF(LEFT([.B38];3)=&quot;Loc&quot;;3;0)))" office:value-type="float" office:value="2" calcext:value-type="float">
            <text:p>2</text:p>
          </table:table-cell>
          <table:table-cell table:style-name="ce8" office:value-type="string" calcext:value-type="string">
            <text:p>Name the film distributed by a company where &lt;e1&gt; has worked, and the film has a character played by an actor named &lt;e2&gt;</text:p>
          </table:table-cell>
          <table:table-cell table:style-name="ce8" office:value-type="string" calcext:value-type="string">
            <text:p>name the movie that is distributed by a company where &lt;e1&gt; has worked and also has a character played by an actor &lt;e2&gt;</text:p>
          </table:table-cell>
          <table:table-cell office:value-type="string" calcext:value-type="string">
            <text:p>which movie was distributed by a company in which &lt;e1&gt; was on tenure and has a character played by &lt;e2&gt;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lm-2-5.csv</text:p>
          </table:table-cell>
          <table:table-cell office:value-type="float" office:value="765" calcext:value-type="float">
            <text:p>765</text:p>
          </table:table-cell>
          <table:table-cell table:style-name="ce6" table:formula="of:=IF(LEFT([.B39];3)=&quot;Act&quot;;1;IF(LEFT([.B39];3)=&quot;Fil&quot;;2;IF(LEFT([.B39];3)=&quot;Loc&quot;;3;0)))" office:value-type="float" office:value="2" calcext:value-type="float">
            <text:p>2</text:p>
          </table:table-cell>
          <table:table-cell table:style-name="ce9" office:value-type="string" calcext:value-type="string">
            <text:p>Film which has a character played by an actor &lt;e1&gt; and has a distributor who is the founder of the organization named &lt;e2&gt;</text:p>
          </table:table-cell>
          <table:table-cell table:style-name="ce9" office:value-type="string" calcext:value-type="string">
            <text:p>name the film that has a character played by an actor &lt;e1&gt; and also has a distributor who founded the organization named &lt;e2&gt;</text:p>
          </table:table-cell>
          <table:table-cell office:value-type="string" calcext:value-type="string">
            <text:p>which movie has a character for which &lt;e1&gt; performed, and was distributed by a company established by &lt;e2&gt;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ilm-2-7.csv</text:p>
          </table:table-cell>
          <table:table-cell office:value-type="float" office:value="1611" calcext:value-type="float">
            <text:p>1611</text:p>
          </table:table-cell>
          <table:table-cell table:style-name="ce6" table:formula="of:=IF(LEFT([.B40];3)=&quot;Act&quot;;1;IF(LEFT([.B40];3)=&quot;Fil&quot;;2;IF(LEFT([.B40];3)=&quot;Loc&quot;;3;0)))" office:value-type="float" office:value="2" calcext:value-type="float">
            <text:p>2</text:p>
          </table:table-cell>
          <table:table-cell table:style-name="ce9" office:value-type="string" calcext:value-type="string">
            <text:p>Film which has a character played by an actor &lt;e1&gt; and the film has a genre named &lt;e2&gt;</text:p>
          </table:table-cell>
          <table:table-cell table:style-name="ce9" office:value-type="string" calcext:value-type="string">
            <text:p>name the film that has a character played by an actor &lt;e1&gt; and the film also belongs to genre &lt;e2&gt;</text:p>
          </table:table-cell>
          <table:table-cell office:value-type="string" calcext:value-type="string">
            <text:p>which movie has a character for which &lt;e1&gt; performed, and has a genre of type &lt;e2&gt;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m-5-7.csv</text:p>
          </table:table-cell>
          <table:table-cell office:value-type="float" office:value="5385" calcext:value-type="float">
            <text:p>5385</text:p>
          </table:table-cell>
          <table:table-cell table:style-name="ce6" table:formula="of:=IF(LEFT([.B41];3)=&quot;Act&quot;;1;IF(LEFT([.B41];3)=&quot;Fil&quot;;2;IF(LEFT([.B41];3)=&quot;Loc&quot;;3;0)))" office:value-type="float" office:value="2" calcext:value-type="float">
            <text:p>2</text:p>
          </table:table-cell>
          <table:table-cell table:style-name="ce9" office:value-type="string" calcext:value-type="string">
            <text:p>Film that has a distributor who is the founder of the organization named &lt;e1&gt; and the film has a genre named &lt;e2&gt;</text:p>
          </table:table-cell>
          <table:table-cell table:style-name="ce9" office:value-type="string" calcext:value-type="string">
            <text:p>name the film that has a distributor who founded the organization named &lt;e1&gt; and the film also belongs to genre &lt;e2&gt;</text:p>
          </table:table-cell>
          <table:table-cell office:value-type="string" calcext:value-type="string">
            <text:p>which movie was distributed by a company established by &lt;e1&gt; and has a genre of type &lt;e2&gt;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ilm-6-7.csv</text:p>
          </table:table-cell>
          <table:table-cell office:value-type="float" office:value="6713" calcext:value-type="float">
            <text:p>6713</text:p>
          </table:table-cell>
          <table:table-cell table:style-name="ce6" table:formula="of:=IF(LEFT([.B42];3)=&quot;Act&quot;;1;IF(LEFT([.B42];3)=&quot;Fil&quot;;2;IF(LEFT([.B42];3)=&quot;Loc&quot;;3;0)))" office:value-type="float" office:value="2" calcext:value-type="float">
            <text:p>2</text:p>
          </table:table-cell>
          <table:table-cell table:style-name="ce9" office:value-type="string" calcext:value-type="string">
            <text:p>Name the film distributed by a company where &lt;e1&gt; has worked, and the film has a genre &lt;e2&gt;</text:p>
          </table:table-cell>
          <table:table-cell table:style-name="ce9" office:value-type="string" calcext:value-type="string">
            <text:p>name the movie that is distributed by a company where &lt;e1&gt; has worked and also the film belongs to genre &lt;e2&gt;</text:p>
          </table:table-cell>
          <table:table-cell office:value-type="string" calcext:value-type="string">
            <text:p>which movie was distributed by a company where &lt;e1&gt; was on tenure and and has a genre of type &lt;e2&gt;</text:p>
          </table:table-cell>
          <table:table-cell table:number-columns-repeated="1017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ocation-12-1.csv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LEFT([.B43];3)=&quot;Act&quot;;1;IF(LEFT([.B43];3)=&quot;Fil&quot;;2;IF(LEFT([.B43];3)=&quot;Loc&quot;;3;0)))" office:value-type="float" office:value="3" calcext:value-type="float">
            <text:p>3</text:p>
          </table:table-cell>
          <table:table-cell table:style-name="ce7" office:value-type="string" calcext:value-type="string">
            <text:p>location which is a vacation choice for an actor who played the character &lt;e1&gt; and which was also a featured location in a film with the character named &lt;e2&gt; </text:p>
          </table:table-cell>
          <table:table-cell table:style-name="ce7" office:value-type="string" calcext:value-type="string">
            <text:p>name the location which is a vacation choice for an actor who has played the character &lt;e1&gt;, and also this location was also a featured location in a film with the character &lt;e2&gt; </text:p>
          </table:table-cell>
          <table:table-cell table:style-name="ce11" office:value-type="string" calcext:value-type="string">
            <text:p>Which place is the vacation choice of an actor, who played the role of &lt;e1&gt;, and this location also featured in a Film that has a character &lt;e2&gt;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Location-12-11.csv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LEFT([.B44];3)=&quot;Act&quot;;1;IF(LEFT([.B44];3)=&quot;Fil&quot;;2;IF(LEFT([.B44];3)=&quot;Loc&quot;;3;0)))" office:value-type="float" office:value="3" calcext:value-type="float">
            <text:p>3</text:p>
          </table:table-cell>
          <table:table-cell table:style-name="ce7" office:value-type="string" calcext:value-type="string">
            <text:p>location which is a vacation choice for an actor who has played the character &lt;e1&gt;, and also where the sports team of the player named &lt;e2&gt; belongs to</text:p>
          </table:table-cell>
          <table:table-cell table:style-name="ce7" office:value-type="string" calcext:value-type="string">
            <text:p>name the location which is a vacation choice for an actor who has played the character &lt;e1&gt;, and also is the location for a sports team for which the player &lt;e2&gt; plays</text:p>
          </table:table-cell>
          <table:table-cell table:style-name="ce11" office:value-type="string" calcext:value-type="string">
            <text:p>where does the actor of character &lt;e1&gt; go for holiday, &lt;e2&gt; plays for the team of the same place</text:p>
          </table:table-cell>
          <table:table-cell table:style-name="ce2" table:number-columns-repeated="1017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ocation-12-10.csv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IF(LEFT([.B45];3)=&quot;Act&quot;;1;IF(LEFT([.B45];3)=&quot;Fil&quot;;2;IF(LEFT([.B45];3)=&quot;Loc&quot;;3;0)))" office:value-type="float" office:value="3" calcext:value-type="float">
            <text:p>3</text:p>
          </table:table-cell>
          <table:table-cell table:style-name="ce7" office:value-type="string" calcext:value-type="string">
            <text:p>location which is a vacation choice for an actor who has played the character &lt;e1&gt; and also where the education institution for the person &lt;e2&gt; is located</text:p>
          </table:table-cell>
          <table:table-cell table:style-name="ce7" office:value-type="string" calcext:value-type="string">
            <text:p>name the location which is a vacation choice for an actor who has played the character &lt;e1&gt; and is also the location where the education institution for the person &lt;e2&gt; is located</text:p>
          </table:table-cell>
          <table:table-cell table:style-name="ce11" office:value-type="string" calcext:value-type="string">
            <text:p>where does the actor of character &lt;e1&gt; likes to go for vacation, and where &lt;e2&gt; ‘s school is situated</text:p>
          </table:table-cell>
          <table:table-cell table:style-name="ce2" table:number-columns-repeated="1017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Location-12-6.csv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IF(LEFT([.B46];3)=&quot;Act&quot;;1;IF(LEFT([.B46];3)=&quot;Fil&quot;;2;IF(LEFT([.B46];3)=&quot;Loc&quot;;3;0)))" office:value-type="float" office:value="3" calcext:value-type="float">
            <text:p>3</text:p>
          </table:table-cell>
          <table:table-cell table:style-name="ce7" office:value-type="string" calcext:value-type="string">
            <text:p>location which is a vacation choice for an actor who played the character &lt;e1&gt; and which was also a featured location in a film with the character named &lt;e2&gt; </text:p>
          </table:table-cell>
          <table:table-cell table:style-name="ce7" office:value-type="string" calcext:value-type="string">
            <text:p>name the location which is a vacation choice for an actor who has played the character &lt;e1&gt; and this location was also a featured location in a film with the character named &lt;e2&gt; </text:p>
          </table:table-cell>
          <table:table-cell table:style-name="ce11" office:value-type="string" calcext:value-type="string">
            <text:p>where does the actor of character &lt;e1&gt; go for holiday most often, this is the same place that was featured in a film that has a character &lt;e2&gt;</text:p>
          </table:table-cell>
          <table:table-cell table:style-name="ce2"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Location-12-4.csv</text:p>
          </table:table-cell>
          <table:table-cell office:value-type="float" office:value="27" calcext:value-type="float">
            <text:p>27</text:p>
          </table:table-cell>
          <table:table-cell table:style-name="ce6" table:formula="of:=IF(LEFT([.B47];3)=&quot;Act&quot;;1;IF(LEFT([.B47];3)=&quot;Fil&quot;;2;IF(LEFT([.B47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vacation choice for an actor who has played the character &lt;e1&gt; and also which was also a featured location in a film with was directed by &lt;e2&gt; </text:p>
          </table:table-cell>
          <table:table-cell table:style-name="ce8" office:value-type="string" calcext:value-type="string">
            <text:p>name the location which is a vacation choice for an actor who has played the character &lt;e1&gt; and this location is also featured in a film that was directed by &lt;e2&gt;</text:p>
          </table:table-cell>
          <table:table-cell table:style-name="ce8" office:value-type="string" calcext:value-type="string">
            <text:p>what place is a preferred holiday destination of an actor who placed the role of a character &lt;e1&gt; and was also shown in a movie directed by &lt;e2&gt;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Location-12-8.csv</text:p>
          </table:table-cell>
          <table:table-cell office:value-type="float" office:value="27" calcext:value-type="float">
            <text:p>27</text:p>
          </table:table-cell>
          <table:table-cell table:style-name="ce6" table:formula="of:=IF(LEFT([.B48];3)=&quot;Act&quot;;1;IF(LEFT([.B48];3)=&quot;Fil&quot;;2;IF(LEFT([.B48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vacation choice for an actor who has played the character &lt;e1&gt; and also which was also a featured location in a film with was written by &lt;e2&gt; </text:p>
          </table:table-cell>
          <table:table-cell table:style-name="ce8" office:value-type="string" calcext:value-type="string">
            <text:p>name the location which is a vacation choice for an actor who has played the character &lt;e1&gt; and this location is also featured in a film that was written by &lt;e2&gt;</text:p>
          </table:table-cell>
          <table:table-cell office:value-type="string" calcext:value-type="string">
            <text:p>what place is a preferred holiday destination of an actor who placed the role of a character &lt;e1&gt; and was also shown in a movie written by &lt;e2&gt;</text:p>
          </table:table-cell>
          <table:table-cell table:number-columns-repeated="101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Location-12-7.csv</text:p>
          </table:table-cell>
          <table:table-cell office:value-type="float" office:value="52" calcext:value-type="float">
            <text:p>52</text:p>
          </table:table-cell>
          <table:table-cell table:style-name="ce6" table:formula="of:=IF(LEFT([.B49];3)=&quot;Act&quot;;1;IF(LEFT([.B49];3)=&quot;Fil&quot;;2;IF(LEFT([.B49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vacation choice for an actor who has played the character &lt;e1&gt; and also which was also a featured location in a film with was produced by &lt;e2&gt; </text:p>
          </table:table-cell>
          <table:table-cell table:style-name="ce8" office:value-type="string" calcext:value-type="string">
            <text:p>name the location which is a vacation choice for an actor who has played the character &lt;e1&gt; and this location is also featured in a film that was produced by &lt;e2&gt;</text:p>
          </table:table-cell>
          <table:table-cell office:value-type="string" calcext:value-type="string">
            <text:p>Which place is the preferred holiday location of actor who played the role of a character &lt;e1&gt; and was also shown in film produced by &lt;e2&gt;</text:p>
          </table:table-cell>
          <table:table-cell table:number-columns-repeated="1017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ocation-12-2.csv</text:p>
          </table:table-cell>
          <table:table-cell office:value-type="float" office:value="55" calcext:value-type="float">
            <text:p>55</text:p>
          </table:table-cell>
          <table:table-cell table:style-name="ce6" table:formula="of:=IF(LEFT([.B50];3)=&quot;Act&quot;;1;IF(LEFT([.B50];3)=&quot;Fil&quot;;2;IF(LEFT([.B50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vacation choice for an actor who has played the character &lt;e1&gt; and also which was also a featured location in a film with was distributed by &lt;e2&gt; </text:p>
          </table:table-cell>
          <table:table-cell table:style-name="ce8" office:value-type="string" calcext:value-type="string">
            <text:p>name the location which is a vacation choice for an actor who has played the character &lt;e1&gt; and this location is also featured in a film that was distributed by &lt;e2&gt;</text:p>
          </table:table-cell>
          <table:table-cell office:value-type="string" calcext:value-type="string">
            <text:p>What is the preferred holiday location of actor of a character &lt;e1&gt; and was also shown in a film distributed <text:s/>by &lt;e2&gt;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ocation-12-5.csv</text:p>
          </table:table-cell>
          <table:table-cell office:value-type="float" office:value="55" calcext:value-type="float">
            <text:p>55</text:p>
          </table:table-cell>
          <table:table-cell table:style-name="ce6" table:formula="of:=IF(LEFT([.B51];3)=&quot;Act&quot;;1;IF(LEFT([.B51];3)=&quot;Fil&quot;;2;IF(LEFT([.B51];3)=&quot;Loc&quot;;3;0)))" office:value-type="float" office:value="3" calcext:value-type="float">
            <text:p>3</text:p>
          </table:table-cell>
          <table:table-cell table:style-name="ce10" office:value-type="string" calcext:value-type="string">
            <text:p>where does &lt;e1&gt; go for holiday, this place was also shown in a movie distributed by &lt;e2&gt;</text:p>
          </table:table-cell>
          <table:table-cell table:style-name="ce10" office:value-type="string" calcext:value-type="string">
            <text:p>what place is the favourite holiday destination of &lt;e1&gt; and <text:s/>was also shown in a film that was distributed by &lt;e2&gt;</text:p>
          </table:table-cell>
          <table:table-cell office:value-type="string" calcext:value-type="string">
            <text:p>Which place is the preferred holiday destination of actor of a character &lt;e1&gt; and was also shown in movie distributed by &lt;e2&gt;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cation-3-12.csv</text:p>
          </table:table-cell>
          <table:table-cell office:value-type="float" office:value="186" calcext:value-type="float">
            <text:p>186</text:p>
          </table:table-cell>
          <table:table-cell table:style-name="ce6" table:formula="of:=IF(LEFT([.B52];3)=&quot;Act&quot;;1;IF(LEFT([.B52];3)=&quot;Fil&quot;;2;IF(LEFT([.B52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the featured location in the film with the genre &lt;e1&gt; and this location is also the vacation choice for an actor who played the character &lt;e2&gt;</text:p>
          </table:table-cell>
          <table:table-cell table:style-name="ce8" office:value-type="string" calcext:value-type="string">
            <text:p>name the location which is the featured location in a film with genre &lt;e1&gt; and this location is also a vacation choice for an actor who has played the character &lt;e2&gt;</text:p>
          </table:table-cell>
          <table:table-cell office:value-type="string" calcext:value-type="string">
            <text:p>which place was shown in a movie with genre &lt;e1&gt; and is also preferred choice for a holiday of an actor of a movie &lt;e2&gt;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ocation-1-11.csv</text:p>
          </table:table-cell>
          <table:table-cell office:value-type="float" office:value="235" calcext:value-type="float">
            <text:p>235</text:p>
          </table:table-cell>
          <table:table-cell table:style-name="ce6" table:formula="of:=IF(LEFT([.B53];3)=&quot;Act&quot;;1;IF(LEFT([.B53];3)=&quot;Fil&quot;;2;IF(LEFT([.B53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with the character named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with the character &lt;e1&gt; and also this is the location of a sports team for which the player named &lt;e2&gt; plays</text:p>
          </table:table-cell>
          <table:table-cell office:value-type="string" calcext:value-type="string">
            <text:p>which place was shown in a movie having a character &lt;e1&gt; and also has a sports team for which athlete &lt;e2&gt; plays</text:p>
          </table:table-cell>
          <table:table-cell table:number-columns-repeated="1017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Location-12-9.csv</text:p>
          </table:table-cell>
          <table:table-cell office:value-type="float" office:value="288" calcext:value-type="float">
            <text:p>288</text:p>
          </table:table-cell>
          <table:table-cell table:style-name="ce6" table:formula="of:=IF(LEFT([.B54];3)=&quot;Act&quot;;1;IF(LEFT([.B54];3)=&quot;Fil&quot;;2;IF(LEFT([.B54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vacation choice for an actor who has played the character &lt;e1&gt; and also which was also a featured location in a film where actor named &lt;e2&gt; acted in</text:p>
          </table:table-cell>
          <table:table-cell table:style-name="ce8" office:value-type="string" calcext:value-type="string">
            <text:p>name the location which is a vacation choice for an actor who has played the character &lt;e1&gt; and this location is also featured in a film that has an actor &lt;e2&gt;</text:p>
          </table:table-cell>
          <table:table-cell office:value-type="string" calcext:value-type="string">
            <text:p>What is the preferred holiday location of actor who perfromed as &lt;e1&gt; and was also shown in a movie in which &lt;e2&gt; played a role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ocation-11-6.csv</text:p>
          </table:table-cell>
          <table:table-cell office:value-type="float" office:value="589" calcext:value-type="float">
            <text:p>589</text:p>
          </table:table-cell>
          <table:table-cell table:style-name="ce6" table:formula="of:=IF(LEFT([.B55];3)=&quot;Act&quot;;1;IF(LEFT([.B55];3)=&quot;Fil&quot;;2;IF(LEFT([.B55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sports team of the player named &lt;e1&gt; belongs to <text:s/>and which was also a featured location in a film with the character named &lt;e2&gt; </text:p>
          </table:table-cell>
          <table:table-cell table:style-name="ce8" office:value-type="string" calcext:value-type="string">
            <text:p>name the location of a sports team for which the player named &lt;e1&gt; plays <text:s/>and this location was also a featured location in a film with the character named &lt;e2&gt; </text:p>
          </table:table-cell>
          <table:table-cell office:value-type="string" calcext:value-type="string">
            <text:p>To which place does the sports team of sportsman &lt;e1&gt; belong and also appeared in a movie edited by &lt;e2&gt;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Location-1-13.csv</text:p>
          </table:table-cell>
          <table:table-cell office:value-type="float" office:value="1705" calcext:value-type="float">
            <text:p>1705</text:p>
          </table:table-cell>
          <table:table-cell table:style-name="ce6" table:formula="of:=IF(LEFT([.B56];3)=&quot;Act&quot;;1;IF(LEFT([.B56];3)=&quot;Fil&quot;;2;IF(LEFT([.B56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with the character named &lt;e1&gt; and also this location is the vacation choice for an actor who acted in the film named &lt;e2&gt;</text:p>
          </table:table-cell>
          <table:table-cell table:style-name="ce8" office:value-type="string" calcext:value-type="string">
            <text:p>name the location which is a featured location in a film with the character &lt;e1&gt; and also this location is the vacation choice for an actor who has acted in the film &lt;e2&gt;</text:p>
          </table:table-cell>
          <table:table-cell office:value-type="string" calcext:value-type="string">
            <text:p>which place was shown in a film having a character &lt;e1&gt; and is also preferred choice for a holiday of an actor of a movie &lt;e2&gt;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cation-4-11.csv</text:p>
          </table:table-cell>
          <table:table-cell office:value-type="float" office:value="3087" calcext:value-type="float">
            <text:p>3087</text:p>
          </table:table-cell>
          <table:table-cell table:style-name="ce6" table:formula="of:=IF(LEFT([.B57];3)=&quot;Act&quot;;1;IF(LEFT([.B57];3)=&quot;Fil&quot;;2;IF(LEFT([.B57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directed by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directed by &lt;e1&gt; and also this is the location of a sports team for which the player named &lt;e2&gt; plays</text:p>
          </table:table-cell>
          <table:table-cell office:value-type="string" calcext:value-type="string">
            <text:p>which place was shown in a movie for which &lt;e1&gt; was the director and also has a sports team for which &lt;e2&gt; play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ocation-8-11.csv</text:p>
          </table:table-cell>
          <table:table-cell office:value-type="float" office:value="3163" calcext:value-type="float">
            <text:p>3163</text:p>
          </table:table-cell>
          <table:table-cell table:style-name="ce6" table:formula="of:=IF(LEFT([.B58];3)=&quot;Act&quot;;1;IF(LEFT([.B58];3)=&quot;Fil&quot;;2;IF(LEFT([.B58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written by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written by &lt;e1&gt; and also this is the location of a sports team for which the player named &lt;e2&gt; plays</text:p>
          </table:table-cell>
          <table:table-cell office:value-type="string" calcext:value-type="string">
            <text:p>which palce was shown in a movie written by &lt;e1&gt; and also has a sports team for which player &lt;e2&gt; play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ocation-10-1.csv</text:p>
          </table:table-cell>
          <table:table-cell office:value-type="float" office:value="4752" calcext:value-type="float">
            <text:p>4752</text:p>
          </table:table-cell>
          <table:table-cell table:style-name="ce6" table:formula="of:=IF(LEFT([.B59];3)=&quot;Act&quot;;1;IF(LEFT([.B59];3)=&quot;Fil&quot;;2;IF(LEFT([.B59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which was also a featured location in a film with the character named &lt;e2&gt; </text:p>
          </table:table-cell>
          <table:table-cell table:style-name="ce8" office:value-type="string" calcext:value-type="string">
            <text:p>name the location where the education institution for the person &lt;e1&gt; is located, and this location was also a featured location in a film with the character &lt;e2&gt; </text:p>
          </table:table-cell>
          <table:table-cell office:value-type="string" calcext:value-type="string">
            <text:p>at which place is &lt;e1&gt; 's school is situated and was also shown in a movie that has a character &lt;e2&gt;</text:p>
          </table:table-cell>
          <table:table-cell table:number-columns-repeated="1017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Location-13-11.csv</text:p>
          </table:table-cell>
          <table:table-cell office:value-type="float" office:value="4806" calcext:value-type="float">
            <text:p>4806</text:p>
          </table:table-cell>
          <table:table-cell table:style-name="ce6" table:formula="of:=IF(LEFT([.B60];3)=&quot;Act&quot;;1;IF(LEFT([.B60];3)=&quot;Fil&quot;;2;IF(LEFT([.B60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the vacation choice for an actor who acted in the film named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the vacation choice for an actor who has acted in the film &lt;e1&gt; and also this is the location of a sports team for which the player named &lt;e2&gt; plays</text:p>
          </table:table-cell>
          <table:table-cell office:value-type="string" calcext:value-type="string">
            <text:p>Which place is the preferred holiday location of actor of a movie &lt;e1&gt; and has a sports team for which player &lt;e2&gt; play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ocation-7-11.csv</text:p>
          </table:table-cell>
          <table:table-cell office:value-type="float" office:value="4951" calcext:value-type="float">
            <text:p>4951</text:p>
          </table:table-cell>
          <table:table-cell table:style-name="ce6" table:formula="of:=IF(LEFT([.B61];3)=&quot;Act&quot;;1;IF(LEFT([.B61];3)=&quot;Fil&quot;;2;IF(LEFT([.B61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produced by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produced by &lt;e1&gt; and also this is the location of a sports team for which the player named &lt;e2&gt; plays</text:p>
          </table:table-cell>
          <table:table-cell office:value-type="string" calcext:value-type="string">
            <text:p>which place was shown in a movie produced by &lt;e1&gt; and also has a sports team for which player &lt;e2&gt; plays</text:p>
          </table:table-cell>
          <table:table-cell table:number-columns-repeated="1017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Location-13-6.csv</text:p>
          </table:table-cell>
          <table:table-cell office:value-type="float" office:value="5924" calcext:value-type="float">
            <text:p>5924</text:p>
          </table:table-cell>
          <table:table-cell table:style-name="ce6" table:formula="of:=IF(LEFT([.B62];3)=&quot;Act&quot;;1;IF(LEFT([.B62];3)=&quot;Fil&quot;;2;IF(LEFT([.B62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the vacation choice for an actor who acted in the film named &lt;e1&gt; and this location was a featured location in a film that was edited by &lt;e2&gt; </text:p>
          </table:table-cell>
          <table:table-cell table:style-name="ce8" office:value-type="string" calcext:value-type="string">
            <text:p>name the location which is the vacation choice for an actor who has acted in the film &lt;e1&gt; and also this location was also a featured location in a film which was edited by &lt;e2&gt; </text:p>
          </table:table-cell>
          <table:table-cell office:value-type="string" calcext:value-type="string">
            <text:p>What is the preferred holiday location of actor of a movie &lt;e1&gt; and was also shown in a film edited by &lt;e2&gt;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Location-11-5.csv</text:p>
          </table:table-cell>
          <table:table-cell office:value-type="float" office:value="8349" calcext:value-type="float">
            <text:p>8349</text:p>
          </table:table-cell>
          <table:table-cell table:style-name="ce6" table:formula="of:=IF(LEFT([.B63];3)=&quot;Act&quot;;1;IF(LEFT([.B63];3)=&quot;Fil&quot;;2;IF(LEFT([.B63];3)=&quot;Loc&quot;;3;0)))" office:value-type="float" office:value="3" calcext:value-type="float">
            <text:p>3</text:p>
          </table:table-cell>
          <table:table-cell table:style-name="ce10" office:value-type="string" calcext:value-type="string">
            <text:p>which place the sports team of &lt;e1&gt; play for, this place also featured in a movie distributed by &lt;e2&gt;</text:p>
          </table:table-cell>
          <table:table-cell table:style-name="ce10" office:value-type="string" calcext:value-type="string">
            <text:p>Where does the sports team of &lt;e1&gt; belong to, this place was also shown in a film that was distributed by &lt;e2&gt;</text:p>
          </table:table-cell>
          <table:table-cell office:value-type="string" calcext:value-type="string">
            <text:p>which place has a sports team for which player &lt;e1&gt; plays and was shown in a movie distributed by &lt;e2&gt;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ocation-2-11.csv</text:p>
          </table:table-cell>
          <table:table-cell office:value-type="float" office:value="8349" calcext:value-type="float">
            <text:p>8349</text:p>
          </table:table-cell>
          <table:table-cell table:style-name="ce6" table:formula="of:=IF(LEFT([.B64];3)=&quot;Act&quot;;1;IF(LEFT([.B64];3)=&quot;Fil&quot;;2;IF(LEFT([.B64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distributed by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distributed by &lt;e1&gt; and also this is the location of a sports team for which the player named &lt;e2&gt; plays</text:p>
          </table:table-cell>
          <table:table-cell office:value-type="string" calcext:value-type="string">
            <text:p>which place was shown in a movie distributed by &lt;e1&gt; and also has a sports team for which &lt;e2&gt; play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cation-10-11.csv</text:p>
          </table:table-cell>
          <table:table-cell office:value-type="float" office:value="11888" calcext:value-type="float">
            <text:p>11888</text:p>
          </table:table-cell>
          <table:table-cell table:style-name="ce6" table:formula="of:=IF(LEFT([.B65];3)=&quot;Act&quot;;1;IF(LEFT([.B65];3)=&quot;Fil&quot;;2;IF(LEFT([.B65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also is the location where the sports team of the player named &lt;e2&gt; belongs to</text:p>
          </table:table-cell>
          <table:table-cell table:style-name="ce8" office:value-type="string" calcext:value-type="string">
            <text:p>name the location where the education institution for the person &lt;e1&gt; is located, and also this is the location of a sports team for which the player named &lt;e2&gt; plays</text:p>
          </table:table-cell>
          <table:table-cell office:value-type="string" calcext:value-type="string">
            <text:p>at which place is &lt;e1&gt; 's school is situated and has a sported team for which player &lt;e2&gt; play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cation-10-6.csv</text:p>
          </table:table-cell>
          <table:table-cell office:value-type="float" office:value="16234" calcext:value-type="float">
            <text:p>16234</text:p>
          </table:table-cell>
          <table:table-cell table:style-name="ce6" table:formula="of:=IF(LEFT([.B66];3)=&quot;Act&quot;;1;IF(LEFT([.B66];3)=&quot;Fil&quot;;2;IF(LEFT([.B66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this location was a featured location in a film that was edited by &lt;e2&gt; </text:p>
          </table:table-cell>
          <table:table-cell table:style-name="ce8" office:value-type="string" calcext:value-type="string">
            <text:p>name the location where the education institution for the person &lt;e1&gt; is located, and also this location was also a featured location in a film which was edited by &lt;e2&gt; </text:p>
          </table:table-cell>
          <table:table-cell office:value-type="string" calcext:value-type="string">
            <text:p>At which place is &lt;e1&gt; 's school situated and was also shown in a movie edited by &lt;e2&gt;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ocation-3-11.csv</text:p>
          </table:table-cell>
          <table:table-cell office:value-type="float" office:value="24938" calcext:value-type="float">
            <text:p>24938</text:p>
          </table:table-cell>
          <table:table-cell table:style-name="ce6" table:formula="of:=IF(LEFT([.B67];3)=&quot;Act&quot;;1;IF(LEFT([.B67];3)=&quot;Fil&quot;;2;IF(LEFT([.B67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with a genre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with a genre &lt;e1&gt; and also this is the location of a sports team for which the player named &lt;e2&gt; plays</text:p>
          </table:table-cell>
          <table:table-cell office:value-type="string" calcext:value-type="string">
            <text:p>which place was shown in a movie of genre &lt;e1&gt; and is also preferred choice for a holiday of an actor of a film &lt;e2&gt;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cation-8-13.csv</text:p>
          </table:table-cell>
          <table:table-cell office:value-type="float" office:value="28960" calcext:value-type="float">
            <text:p>28960</text:p>
          </table:table-cell>
          <table:table-cell table:style-name="ce6" table:formula="of:=IF(LEFT([.B68];3)=&quot;Act&quot;;1;IF(LEFT([.B68];3)=&quot;Fil&quot;;2;IF(LEFT([.B68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written by &lt;e1&gt; and this location is also the vacation choice for an actor who acted in the film named &lt;e2&gt; </text:p>
          </table:table-cell>
          <table:table-cell table:style-name="ce8" office:value-type="string" calcext:value-type="string">
            <text:p>name the location which is a featured location in a film written by &lt;e1&gt;, and also this location is the vacation choice for an actor who has acted in the film &lt;e2&gt; </text:p>
          </table:table-cell>
          <table:table-cell office:value-type="string" calcext:value-type="string">
            <text:p>which place was shown in a movie written by &lt;e1&gt; and is also preferred choice for a holiday of an actor of a film &lt;e2&gt;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ocation-4-13.csv</text:p>
          </table:table-cell>
          <table:table-cell office:value-type="float" office:value="29110" calcext:value-type="float">
            <text:p>29110</text:p>
          </table:table-cell>
          <table:table-cell table:style-name="ce6" table:formula="of:=IF(LEFT([.B69];3)=&quot;Act&quot;;1;IF(LEFT([.B69];3)=&quot;Fil&quot;;2;IF(LEFT([.B69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directed by &lt;e1&gt; and this location is also the vacation choice for an actor who acted in the film named &lt;e2&gt; </text:p>
          </table:table-cell>
          <table:table-cell table:style-name="ce8" office:value-type="string" calcext:value-type="string">
            <text:p>name the location which is a featured location in a film directed by &lt;e1&gt;, and also this location is the vacation choice for an actor who has acted in the film &lt;e2&gt; </text:p>
          </table:table-cell>
          <table:table-cell office:value-type="string" calcext:value-type="string">
            <text:p>which place was shown in a movie directed by &lt;e1&gt; and is also preferred choice for a holiday of an actor of a film &lt;e2&gt;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cation-9-11.csv</text:p>
          </table:table-cell>
          <table:table-cell office:value-type="float" office:value="34927" calcext:value-type="float">
            <text:p>34927</text:p>
          </table:table-cell>
          <table:table-cell table:style-name="ce6" table:formula="of:=IF(LEFT([.B70];3)=&quot;Act&quot;;1;IF(LEFT([.B70];3)=&quot;Fil&quot;;2;IF(LEFT([.B70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with an actor &lt;e1&gt; and also is the location where the sports team of the player named &lt;e2&gt; belongs to</text:p>
          </table:table-cell>
          <table:table-cell table:style-name="ce8" office:value-type="string" calcext:value-type="string">
            <text:p>name the location which is a featured location in a film where actor &lt;e1&gt; acted in and also this is the location of a sports team for which the player named &lt;e2&gt; plays</text:p>
          </table:table-cell>
          <table:table-cell office:value-type="string" calcext:value-type="string">
            <text:p>Name the place shown in a movie in which &lt;e1&gt; performed as an actor, and where &lt;e2&gt; 's sports team is located</text:p>
          </table:table-cell>
          <table:table-cell table:number-columns-repeated="101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Location-7-13.csv</text:p>
          </table:table-cell>
          <table:table-cell office:value-type="float" office:value="43825" calcext:value-type="float">
            <text:p>43825</text:p>
          </table:table-cell>
          <table:table-cell table:style-name="ce6" table:formula="of:=IF(LEFT([.B71];3)=&quot;Act&quot;;1;IF(LEFT([.B71];3)=&quot;Fil&quot;;2;IF(LEFT([.B71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produced by &lt;e1&gt; and this location is also the vacation choice for an actor who acted in the film named &lt;e2&gt; </text:p>
          </table:table-cell>
          <table:table-cell table:style-name="ce8" office:value-type="string" calcext:value-type="string">
            <text:p>name the location which is a featured location in a film produced by &lt;e1&gt;, and also this location is the vacation choice for an actor who has acted in the film &lt;e2&gt; </text:p>
          </table:table-cell>
          <table:table-cell office:value-type="string" calcext:value-type="string">
            <text:p>which place was shown in a movie produced by &lt;e1&gt; and is also a preferred choice for holiday of an actor of a film named &lt;e2&gt;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cation-13-5.csv</text:p>
          </table:table-cell>
          <table:table-cell office:value-type="float" office:value="70189" calcext:value-type="float">
            <text:p>70189</text:p>
          </table:table-cell>
          <table:table-cell table:style-name="ce6" table:formula="of:=IF(LEFT([.B72];3)=&quot;Act&quot;;1;IF(LEFT([.B72];3)=&quot;Fil&quot;;2;IF(LEFT([.B72];3)=&quot;Loc&quot;;3;0)))" office:value-type="float" office:value="3" calcext:value-type="float">
            <text:p>3</text:p>
          </table:table-cell>
          <table:table-cell table:style-name="ce10" office:value-type="string" calcext:value-type="string">
            <text:p>what is the favourite holiday destination for the actor of movie &lt;e1&gt; which was also shown in a movie distributed by &lt;e2&gt;</text:p>
          </table:table-cell>
          <table:table-cell table:style-name="ce10" office:value-type="string" calcext:value-type="string">
            <text:p>where does the actor of movie &lt;e1&gt; go for vacation, this place was also shown in a movie distributed by &lt;e2&gt;</text:p>
          </table:table-cell>
          <table:table-cell office:value-type="string" calcext:value-type="string">
            <text:p>place that is holiday choice for an actor of a movie &lt;e1&gt; and also was shown in a film distributed by &lt;e2&gt;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Location-2-13.csv</text:p>
          </table:table-cell>
          <table:table-cell office:value-type="float" office:value="70189" calcext:value-type="float">
            <text:p>70189</text:p>
          </table:table-cell>
          <table:table-cell table:style-name="ce6" table:formula="of:=IF(LEFT([.B73];3)=&quot;Act&quot;;1;IF(LEFT([.B73];3)=&quot;Fil&quot;;2;IF(LEFT([.B73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is a featured location in a film that was distributed by &lt;e1&gt; and this location is also the vacation choice for an actor who acted in the film named &lt;e2&gt; </text:p>
          </table:table-cell>
          <table:table-cell table:style-name="ce8" office:value-type="string" calcext:value-type="string">
            <text:p>name the location which is a featured location in a film with &lt;e1&gt; as distributor, and also this location is the vacation choice for an actor who has acted in the film &lt;e2&gt; </text:p>
          </table:table-cell>
          <table:table-cell office:value-type="string" calcext:value-type="string">
            <text:p>name the place which appeared in a movie distributed by &lt;e1&gt; and is also the preferred choice for a holiday of an actor of a film &lt;e2&gt;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cation-10-8.csv</text:p>
          </table:table-cell>
          <table:table-cell office:value-type="float" office:value="78797" calcext:value-type="float">
            <text:p>78797</text:p>
          </table:table-cell>
          <table:table-cell table:style-name="ce6" table:formula="of:=IF(LEFT([.B74];3)=&quot;Act&quot;;1;IF(LEFT([.B74];3)=&quot;Fil&quot;;2;IF(LEFT([.B74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this location was a featured location in a film that was written by &lt;e2&gt; </text:p>
          </table:table-cell>
          <table:table-cell table:style-name="ce8" office:value-type="string" calcext:value-type="string">
            <text:p>name the location where the education institution for the person &lt;e1&gt; is located, and also this location was also a featured location in a film which was written by &lt;e2&gt; </text:p>
          </table:table-cell>
          <table:table-cell office:value-type="string" calcext:value-type="string">
            <text:p>Which place has &lt;e1&gt; 's school and was also shown in a movie written by &lt;e2&gt;</text:p>
          </table:table-cell>
          <table:table-cell table:number-columns-repeated="101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Location-10-13.csv</text:p>
          </table:table-cell>
          <table:table-cell office:value-type="float" office:value="79006" calcext:value-type="float">
            <text:p>79006</text:p>
          </table:table-cell>
          <table:table-cell table:style-name="ce6" table:formula="of:=IF(LEFT([.B75];3)=&quot;Act&quot;;1;IF(LEFT([.B75];3)=&quot;Fil&quot;;2;IF(LEFT([.B75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this location is the vacation choice for an actor who acted in the film named &lt;e2&gt; </text:p>
          </table:table-cell>
          <table:table-cell table:style-name="ce8" office:value-type="string" calcext:value-type="string">
            <text:p>name the location where the education institution for the person &lt;e1&gt; is located, and also this location is the vacation choice for an actor who has acted in the film &lt;e2&gt; </text:p>
          </table:table-cell>
          <table:table-cell office:value-type="string" calcext:value-type="string">
            <text:p>where is &lt;e1&gt; 's school situated and is also preferred choice of holiday of an actor of a movie name &lt;e2&gt;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ocation-10-4.csv</text:p>
          </table:table-cell>
          <table:table-cell office:value-type="float" office:value="80550" calcext:value-type="float">
            <text:p>80550</text:p>
          </table:table-cell>
          <table:table-cell table:style-name="ce6" table:formula="of:=IF(LEFT([.B76];3)=&quot;Act&quot;;1;IF(LEFT([.B76];3)=&quot;Fil&quot;;2;IF(LEFT([.B76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this location was a featured location in a film that was directed by &lt;e2&gt; </text:p>
          </table:table-cell>
          <table:table-cell table:style-name="ce8" office:value-type="string" calcext:value-type="string">
            <text:p>name the location where the education institution for the person &lt;e1&gt; is located, and also this location was also a featured location in a film which was directed by &lt;e2&gt; </text:p>
          </table:table-cell>
          <table:table-cell office:value-type="string" calcext:value-type="string">
            <text:p>Name the place where &lt;e1&gt; 's school is located and which also shown in a movie directed by &lt;e2&gt;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ocation-10-7.csv</text:p>
          </table:table-cell>
          <table:table-cell office:value-type="float" office:value="120469" calcext:value-type="float">
            <text:p>120469</text:p>
          </table:table-cell>
          <table:table-cell table:style-name="ce6" table:formula="of:=IF(LEFT([.B77];3)=&quot;Act&quot;;1;IF(LEFT([.B77];3)=&quot;Fil&quot;;2;IF(LEFT([.B77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ere the education institution for the person &lt;e1&gt; is located and this location was a featured location in a film that was produced by &lt;e2&gt; </text:p>
          </table:table-cell>
          <table:table-cell table:style-name="ce8" office:value-type="string" calcext:value-type="string">
            <text:p>name the location where the education institution for the person &lt;e1&gt; is located, and also this location was also a featured location in a film which was produced by &lt;e2&gt; </text:p>
          </table:table-cell>
          <table:table-cell table:style-name="ce8" office:value-type="string" calcext:value-type="string">
            <text:p>Name the place where &lt;e1&gt; 's educational institute is situated and was shown in a movie produced by &lt;e2&gt;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Location-10-5.csv</text:p>
          </table:table-cell>
          <table:table-cell office:value-type="float" office:value="205134" calcext:value-type="float">
            <text:p>205134</text:p>
          </table:table-cell>
          <table:table-cell table:style-name="ce6" table:formula="of:=IF(LEFT([.B78];3)=&quot;Act&quot;;1;IF(LEFT([.B78];3)=&quot;Fil&quot;;2;IF(LEFT([.B78];3)=&quot;Loc&quot;;3;0)))" office:value-type="float" office:value="3" calcext:value-type="float">
            <text:p>3</text:p>
          </table:table-cell>
          <table:table-cell table:style-name="ce10" office:value-type="string" calcext:value-type="string">
            <text:p>Name the place where &lt;e1&gt; ‘s school is situated and that was also shown in the movie distributed by &lt;e2&gt;</text:p>
          </table:table-cell>
          <table:table-cell table:style-name="ce10" office:value-type="string" calcext:value-type="string">
            <text:p>What is the place where &lt;e1&gt;’s school is situated and which also featured in a film distributed by &lt;e2&gt;</text:p>
          </table:table-cell>
          <table:table-cell office:value-type="string" calcext:value-type="string">
            <text:p>Name the place where &lt;e1&gt; ’s school is also situated and appeared in a movie distributed by &lt;e2&gt;</text:p>
          </table:table-cell>
          <table:table-cell table:number-columns-repeated="101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Location-2-10.csv</text:p>
          </table:table-cell>
          <table:table-cell office:value-type="float" office:value="205134" calcext:value-type="float">
            <text:p>205134</text:p>
          </table:table-cell>
          <table:table-cell table:style-name="ce6" table:formula="of:=IF(LEFT([.B79];3)=&quot;Act&quot;;1;IF(LEFT([.B79];3)=&quot;Fil&quot;;2;IF(LEFT([.B79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was also a featured location in a film distributed by &lt;e1&gt; and where the education institution for the person &lt;e2&gt; is located </text:p>
          </table:table-cell>
          <table:table-cell table:style-name="ce8" office:value-type="string" calcext:value-type="string">
            <text:p>name the location which is featured in a film with distributor named &lt;e1&gt;, <text:s/>and also this is the location where the education institution for the person &lt;e2&gt; is located</text:p>
          </table:table-cell>
          <table:table-cell office:value-type="string" calcext:value-type="string">
            <text:p>Name the place shown in a movie distributed by &lt;e1&gt;, and where &lt;e2&gt; 's school is also situated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cation-3-13.csv</text:p>
          </table:table-cell>
          <table:table-cell office:value-type="float" office:value="213646" calcext:value-type="float">
            <text:p>213646</text:p>
          </table:table-cell>
          <table:table-cell table:style-name="ce6" table:formula="of:=IF(LEFT([.B80];3)=&quot;Act&quot;;1;IF(LEFT([.B80];3)=&quot;Fil&quot;;2;IF(LEFT([.B80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was a featured location in a film with genre &lt;e1&gt; and this location is the vacation choice for an actor who acted in the film named &lt;e2&gt; </text:p>
          </table:table-cell>
          <table:table-cell table:style-name="ce8" office:value-type="string" calcext:value-type="string">
            <text:p>name the location which is featured in a film with genre &lt;e1&gt;, and also this location is the vacation choice for an actor who has acted in the film &lt;e2&gt; </text:p>
          </table:table-cell>
          <table:table-cell office:value-type="string" calcext:value-type="string">
            <text:p>a place that was shown in a film or genre &lt;e1&gt; and is also preferred holiday destination of an actor of a movie &lt;e2&gt;</text:p>
          </table:table-cell>
          <table:table-cell table:number-columns-repeated="101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Location-9-13.csv</text:p>
          </table:table-cell>
          <table:table-cell office:value-type="float" office:value="305223" calcext:value-type="float">
            <text:p>305223</text:p>
          </table:table-cell>
          <table:table-cell table:style-name="ce6" table:formula="of:=IF(LEFT([.B81];3)=&quot;Act&quot;;1;IF(LEFT([.B81];3)=&quot;Fil&quot;;2;IF(LEFT([.B81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was a featured location in a movie in which actor named &lt;e1&gt; performed and this location is the vacation choice for an actor who acted in the film named &lt;e2&gt; </text:p>
          </table:table-cell>
          <table:table-cell table:style-name="ce8" office:value-type="string" calcext:value-type="string">
            <text:p>name the location which is featured in a film that has an actor &lt;e1&gt;, and also this location is the vacation choice for an actor who has acted in the movie &lt;e2&gt; </text:p>
          </table:table-cell>
          <table:table-cell office:value-type="string" calcext:value-type="string">
            <text:p>which place was shown in a movie in which &lt;e1&gt; was an actor and is also preferred choice for a vacation of an actor of a film &lt;e2&gt;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ocation-3-10.csv</text:p>
          </table:table-cell>
          <table:table-cell office:value-type="float" office:value="631798" calcext:value-type="float">
            <text:p>631798</text:p>
          </table:table-cell>
          <table:table-cell table:style-name="ce6" table:formula="of:=IF(LEFT([.B82];3)=&quot;Act&quot;;1;IF(LEFT([.B82];3)=&quot;Fil&quot;;2;IF(LEFT([.B82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was a featured location in a film with genre &lt;e1&gt; and where the education institution for the person &lt;e2&gt; is located </text:p>
          </table:table-cell>
          <table:table-cell table:style-name="ce8" office:value-type="string" calcext:value-type="string">
            <text:p>name the location which is featured in a film with genre &lt;e1&gt;, <text:s/>and this is also the location where the education institution for the person &lt;e2&gt; is located</text:p>
          </table:table-cell>
          <table:table-cell office:value-type="string" calcext:value-type="string">
            <text:p>place that appeared in a movie of genre &lt;e1&gt; and also has an institute where &lt;e2&gt; studied.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ocation-9-10.csv</text:p>
          </table:table-cell>
          <table:table-cell office:value-type="float" office:value="905356" calcext:value-type="float">
            <text:p>905356</text:p>
          </table:table-cell>
          <table:table-cell table:style-name="ce6" table:formula="of:=IF(LEFT([.B83];3)=&quot;Act&quot;;1;IF(LEFT([.B83];3)=&quot;Fil&quot;;2;IF(LEFT([.B83];3)=&quot;Loc&quot;;3;0)))" office:value-type="float" office:value="3" calcext:value-type="float">
            <text:p>3</text:p>
          </table:table-cell>
          <table:table-cell table:style-name="ce8" office:value-type="string" calcext:value-type="string">
            <text:p>location which was a featured location in a film where actor named &lt;e1&gt; acted in and where the education institution for the person &lt;e2&gt; is located </text:p>
          </table:table-cell>
          <table:table-cell table:style-name="ce8" office:value-type="string" calcext:value-type="string">
            <text:p>name the location which is featured in a film that has an actor &lt;e1&gt; and this is also the location where the education institution for the person &lt;e2&gt; is located</text:p>
          </table:table-cell>
          <table:table-cell table:style-name="ce8" office:value-type="string" calcext:value-type="string">
            <text:p>place that featured in a film where actor named &lt;e1&gt; acted and where &lt;e2&gt; 's school is located 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"/>
          <table:table-cell table:style-name="ce8" table:number-columns-repeated="2"/>
          <table:table-cell table:number-columns-repeated="1018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D8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 style:data-style-name="N2" text:time-value="12:02:27.700200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2:28:28.102117274</dc:date>
    <meta:generator>LibreOffice/5.1.6.2$Linux_X86_64 LibreOffice_project/10m0$Build-2</meta:generator>
    <meta:editing-duration>P2DT13H16M35S</meta:editing-duration>
    <meta:editing-cycles>165</meta:editing-cycles>
    <meta:document-statistic meta:table-count="1" meta:cell-count="581" meta:object-count="0"/>
  </office:meta>
</office:document-meta>
</file>